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 vdw data" table:style-name="ta1">
        <table:shapes>
          <draw:frame draw:z-index="0" draw:style-name="gr1" draw:text-style-name="P1" svg:width="16.918cm" svg:height="10.526cm" svg:x="10.202cm" svg:y="0.027cm">
            <draw:object draw:notify-on-update-of-ranges="'Read vdw data'.B1:'Read vdw data'.E1 'Read vdw data'.B7:'Read vdw data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/>
          <table:table-cell table:style-name="ce1" office:value-type="string" calcext:value-type="string">
            <text:p>parKVFinder</text:p>
          </table:table-cell>
          <table:table-cell table:style-name="ce1" office:value-type="string" calcext:value-type="string">
            <text:p>DAT</text:p>
          </table:table-cell>
          <table:table-cell table:style-name="ce1" office:value-type="string" calcext:value-type="string">
            <text:p>TOML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731" calcext:value-type="float">
            <text:p>0.0017</text:p>
          </table:table-cell>
          <table:table-cell office:value-type="float" office:value="0.001462" calcext:value-type="float">
            <text:p>0.0015</text:p>
          </table:table-cell>
          <table:table-cell office:value-type="float" office:value="0.015291" calcext:value-type="float">
            <text:p>0.0153</text:p>
          </table:table-cell>
          <table:table-cell office:value-type="float" office:value="0.002575" calcext:value-type="float">
            <text:p>0.0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199" calcext:value-type="float">
            <text:p>0.0012</text:p>
          </table:table-cell>
          <table:table-cell office:value-type="float" office:value="0.000806" calcext:value-type="float">
            <text:p>0.0008</text:p>
          </table:table-cell>
          <table:table-cell office:value-type="float" office:value="0.010788" calcext:value-type="float">
            <text:p>0.0108</text:p>
          </table:table-cell>
          <table:table-cell office:value-type="float" office:value="0.00227" calcext:value-type="float">
            <text:p>0.0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349" calcext:value-type="float">
            <text:p>0.0013</text:p>
          </table:table-cell>
          <table:table-cell office:value-type="float" office:value="0.000813" calcext:value-type="float">
            <text:p>0.0008</text:p>
          </table:table-cell>
          <table:table-cell office:value-type="float" office:value="0.010543" calcext:value-type="float">
            <text:p>0.0105</text:p>
          </table:table-cell>
          <table:table-cell office:value-type="float" office:value="0.001794" calcext:value-type="float">
            <text:p>0.0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158" calcext:value-type="float">
            <text:p>0.0012</text:p>
          </table:table-cell>
          <table:table-cell office:value-type="float" office:value="0.000762" calcext:value-type="float">
            <text:p>0.0008</text:p>
          </table:table-cell>
          <table:table-cell office:value-type="float" office:value="0.01072" calcext:value-type="float">
            <text:p>0.0107</text:p>
          </table:table-cell>
          <table:table-cell office:value-type="float" office:value="0.002084" calcext:value-type="float">
            <text:p>0.0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203" calcext:value-type="float">
            <text:p>0.0012</text:p>
          </table:table-cell>
          <table:table-cell office:value-type="float" office:value="0.001968" calcext:value-type="float">
            <text:p>0.0020</text:p>
          </table:table-cell>
          <table:table-cell office:value-type="float" office:value="0.011044" calcext:value-type="float">
            <text:p>0.0110</text:p>
          </table:table-cell>
          <table:table-cell office:value-type="float" office:value="0.002197" calcext:value-type="float">
            <text:p>0.00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001328" calcext:value-type="float">
            <text:p>0.0013</text:p>
          </table:table-cell>
          <table:table-cell table:formula="of:=AVERAGE([.C2:.C6])" office:value-type="float" office:value="0.0011622" calcext:value-type="float">
            <text:p>0.0012</text:p>
          </table:table-cell>
          <table:table-cell table:formula="of:=AVERAGE([.D2:.D6])" office:value-type="float" office:value="0.0116772" calcext:value-type="float">
            <text:p>0.0117</text:p>
          </table:table-cell>
          <table:table-cell table:formula="of:=AVERAGE([.E2:.E6])" office:value-type="float" office:value="0.002184" calcext:value-type="float">
            <text:p>0.002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0236651642715617" calcext:value-type="float">
            <text:p>0.0002</text:p>
          </table:table-cell>
          <table:table-cell table:formula="of:=STDEV([.C2:.C6])" office:value-type="float" office:value="0.000535764127205247" calcext:value-type="float">
            <text:p>0.0005</text:p>
          </table:table-cell>
          <table:table-cell table:formula="of:=STDEV([.D2:.D6])" office:value-type="float" office:value="0.002028164860163" calcext:value-type="float">
            <text:p>0.0020</text:p>
          </table:table-cell>
          <table:table-cell table:formula="of:=STDEV([.E2:.E6])" office:value-type="float" office:value="0.000283965666938804" calcext:value-type="float">
            <text:p>0.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 number:title="User-defined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3:52:06.511799236</meta:creation-date>
    <dc:date>2020-11-05T14:05:15.089063793</dc:date>
    <meta:editing-duration>PT13M8S</meta:editing-duration>
    <meta:editing-cycles>3</meta:editing-cycles>
    <meta:generator>LibreOffice/6.4.6.2$Linux_X86_64 LibreOffice_project/40$Build-2</meta:generator>
    <meta:document-statistic meta:table-count="1" meta:cell-count="3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3">
      <style:chart-properties chart:display-label="true" chart:logarithmic="false" chart:maximum="0.012" chart:interval-major="0.00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19cm" svg:height="10.527cm" xlink:href=".." xlink:type="simple" chart:class="chart:bar" chart:style-name="ch1">
        <chart:plot-area chart:style-name="ch2" table:cell-range-address="'Read vdw data'.B1:'Read vdw data'.E1 'Read vdw data'.B7:'Read vdw data'.E7" chart:data-source-has-labels="row" svg:x="1.042cm" svg:y="0.618cm" svg:width="14.405cm" svg:height="9.334cm">
          <chartooo:coordinate-region svg:x="2.325cm" svg:y="0.817cm" svg:width="13.122cm" svg:height="8.488cm"/>
          <chart:axis chart:dimension="x" chart:name="primary-x" chart:style-name="ch3" chartooo:axis-type="auto">
            <chartooo:date-scale/>
            <chart:title svg:x="7.075cm" svg:y="9.967cm" chart:style-name="ch4">
              <text:p>Implementation</text:p>
            </chart:title>
            <chart:categories table:cell-range-address="'Read vdw data'.B1:'Read vdw data'.E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0.144cm" svg:y="5.924cm" chart:style-name="ch8">
              <text:p>Time (s)</text:p>
            </chart:title>
            <chart:grid chart:style-name="ch5" chart:class="major"/>
          </chart:axis>
          <chart:axis chart:dimension="y" chart:name="secondary-y" chart:style-name="ch9"/>
          <chart:series chart:attached-axis="primary-y" chart:style-name="ch10" chart:values-cell-range-address="'Read vdw data'.B7:'Read vdw data'.E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KVFinder</text:p>
                <draw:g>
                  <svg:desc>'Read vdw data'.B1:'Read vdw data'.E1</svg:desc>
                </draw:g>
              </table:table-cell>
              <table:table-cell office:value-type="string">
                <text:p>DAT</text:p>
              </table:table-cell>
              <table:table-cell office:value-type="string">
                <text:p>TOML</text:p>
              </table:table-cell>
              <table:table-cell office:value-type="string">
                <text:p>JSON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01328">
                <text:p>0.001328</text:p>
                <draw:g>
                  <svg:desc>'Read vdw data'.B7:'Read vdw data'.E7</svg:desc>
                </draw:g>
              </table:table-cell>
              <table:table-cell office:value-type="float" office:value="0.0011622">
                <text:p>0.0011622</text:p>
              </table:table-cell>
              <table:table-cell office:value-type="float" office:value="0.0116772">
                <text:p>0.0116772</text:p>
              </table:table-cell>
              <table:table-cell office:value-type="float" office:value="0.002184">
                <text:p>0.002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